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f23" officeooo:paragraph-rsid="00177f23"/>
    </style:style>
    <style:style style:name="P2" style:family="paragraph" style:parent-style-name="Standard">
      <style:text-properties officeooo:paragraph-rsid="00177f23"/>
    </style:style>
    <style:style style:name="P3" style:family="paragraph" style:parent-style-name="Standard">
      <style:text-properties officeooo:rsid="00177f23" officeooo:paragraph-rsid="00177f23"/>
    </style:style>
    <style:style style:name="T1" style:family="text">
      <style:text-properties officeooo:rsid="0018f905"/>
    </style:style>
    <style:style style:name="T2" style:family="text">
      <style:text-properties fo:font-weight="bold" officeooo:rsid="0018f905" style:font-weight-asian="bold" style:font-weight-complex="bold"/>
    </style:style>
    <style:style style:name="T3" style:family="text">
      <style:text-properties fo:font-weight="bold" officeooo:rsid="0019c0c6" style:font-weight-asian="bold" style:font-weight-complex="bold"/>
    </style:style>
    <style:style style:name="T4" style:family="text">
      <style:text-properties fo:font-weight="normal" officeooo:rsid="0018f905" style:font-weight-asian="normal" style:font-weight-complex="normal"/>
    </style:style>
    <style:style style:name="T5" style:family="text">
      <style:text-properties fo:font-weight="normal" officeooo:rsid="0019c0c6" style:font-weight-asian="normal" style:font-weight-complex="normal"/>
    </style:style>
    <style:style style:name="T6" style:family="text">
      <style:text-properties officeooo:rsid="001c9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ersos tipos de cables y las mircroondas</text:p>
      <text:p text:style-name="P1"/>
      <text:p text:style-name="P1">Hardware</text:p>
      <text:p text:style-name="P1"><text:tab/>tarjetas de red (nic): <text:span text:style-name="T2">Capa 1. </text:span><text:span text:style-name="T1">P</text:span>ermiten la conexcion del hardware al medio de transmison</text:p>
      <text:p text:style-name="P2"><text:tab/><text:span text:style-name="T1">Switch: </text:span><text:span text:style-name="T2">Capa 2</text:span><text:span text:style-name="T4">. Se encarga de comunicar todos los host de la red </text:span><text:span text:style-name="T5">y</text:span><text:span text:style-name="T4"> distribuir los datos entre los </text:span><text:span text:style-name="T5">mismo.</text:span></text:p>
      <text:p text:style-name="P2"><text:span text:style-name="T5"><text:tab/>Router: </text:span><text:span text:style-name="T3">Capa 3. </text:span><text:span text:style-name="T5">encargados de tomar deciciones cobre la mejor rita por la que enviar los datos basandose en el protocolo IP.</text:span></text:p>
      <text:p text:style-name="P1"><text:tab/>medio de transmision: cumple con la transmision de datos digitalizados </text:p>
      <text:p text:style-name="P1"><text:tab/><text:tab/>cables trenzador RJ45</text:p>
      <text:p text:style-name="P1"><text:tab/><text:tab/>coaxial </text:p>
      <text:p text:style-name="P1"><text:tab/><text:tab/>fibra optica</text:p>
      <text:p text:style-name="P1"><text:tab/><text:tab/>conexión inhalambrica</text:p>
      <text:p text:style-name="P1"><text:tab/>perifericos compartidos</text:p>
      <text:p text:style-name="P1"><text:tab/><text:tab/>directos: se conectan a la red directamente</text:p>
      <text:p text:style-name="P1"><text:tab/><text:tab/>indirectos: se conectan a la red atraves de algun equipo</text:p>
      <text:p text:style-name="P1"><text:line-break/>Software</text:p>
      <text:p text:style-name="P1"><text:tab/>sistema operativo de red: administra y gestiona las comunicaciones</text:p>
      <text:p text:style-name="P1"><text:tab/><text:tab/></text:p>
      <text:p text:style-name="P1"><text:tab/>controladores de red</text:p>
      <text:p text:style-name="P1"><text:tab/><text:tab/></text:p>
      <text:p text:style-name="P1"><text:tab/>programas de aplicación: programas de aplicación general hasta programas de terminal</text:p>
      <text:p text:style-name="P1"><text:tab/><text:tab/></text:p>
      <text:p text:style-name="P1">Ethernet: <text:span text:style-name="T6">Es un estandar que </text:span>se encarga de gestionar la compatibiladad entre equipos. <text:span text:style-name="T6">Conjunto de protocolos</text:span></text:p>
      <text:p text:style-name="P1">-Cuando un ordenador quiere transmitir escucha la red hasta que todos los equipos paren de emitir</text:p>
      <text:p text:style-name="P1">-Si hay interferencias ti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8:19:13.105439353</meta:creation-date>
    <dc:date>2017-12-13T08:53:48.601888581</dc:date>
    <meta:editing-duration>PT3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162" meta:character-count="1058" meta:non-whitespace-character-count="887"/>
  </office:meta>
</office:document-meta>
</file>